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12.1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2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Frutiger Light Condensed"/>
    </style:style>
    <style:style style:name="P8" style:family="paragraph">
      <style:paragraph-properties fo:text-align="start"/>
    </style:style>
    <style:style style:name="P9" style:family="paragraph">
      <style:paragraph-properties style:writing-mode="lr-tb"/>
    </style:style>
    <style:style style:name="P10" style:family="paragraph">
      <style:paragraph-properties fo:margin-top="0.4cm" fo:margin-bottom="0cm"/>
    </style:style>
    <style:style style:name="P11" style:family="paragraph">
      <style:paragraph-properties fo:text-align="start"/>
      <style:text-properties style:font-name="Frutiger Light Condensed"/>
    </style:style>
    <style:style style:name="P12" style:family="paragraph">
      <style:text-properties style:font-name="Frutiger Light Condense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5cm" fo:margin-bottom="0cm" fo:text-align="start" fo:text-indent="0cm"/>
    </style:style>
    <style:style style:name="P15" style:family="paragraph">
      <style:paragraph-properties fo:margin-top="0.5cm" fo:margin-bottom="0cm"/>
    </style:style>
    <style:style style:name="P16" style:family="paragraph">
      <style:paragraph-properties fo:margin-top="0.5cm" fo:margin-bottom="0cm" style:writing-mode="lr-tb"/>
      <style:text-properties style:font-name="Frutiger Light Condensed"/>
    </style:style>
    <style:style style:name="P17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8" style:family="paragraph">
      <style:paragraph-properties fo:margin-top="0.5cm" fo:margin-bottom="0cm" fo:text-align="start"/>
    </style:style>
    <style:style style:name="P19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20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21" style:family="paragraph">
      <style:paragraph-properties style:writing-mode="lr-tb"/>
      <style:text-properties fo:color="#c9211e"/>
    </style:style>
    <style:style style:name="P22" style:family="paragraph">
      <loext:graphic-properties draw:fill-color="#ffffff"/>
      <style:paragraph-properties fo:text-align="start" style:writing-mode="lr-tb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-color="#ffffff"/>
      <style:paragraph-properties fo:text-align="start" style:writing-mode="lr-tb"/>
      <style:text-properties fo:font-size="32pt"/>
    </style:style>
    <style:style style:name="P25" style:family="paragraph">
      <loext:graphic-properties draw:fill-color="#ffffff"/>
    </style:style>
    <style:style style:name="P26" style:family="paragraph">
      <style:text-properties fo:color="#c9211e"/>
    </style:style>
    <style:style style:name="T1" style:family="text">
      <style:text-properties style:font-name="Frutiger Light Condense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Frutiger Light Condensed" fo:font-weight="bold" style:font-weight-asian="bold" style:font-weight-complex="bold"/>
    </style:style>
    <style:style style:name="T6" style:family="text">
      <style:text-properties style:font-name="Frutiger Light Condensed" fo:font-weight="normal" style:font-weight-asian="normal" style:font-weight-complex="normal"/>
    </style:style>
    <style:style style:name="T7" style:family="text">
      <style:text-properties fo:color="#c9211e" style:font-name="Frutiger Light Condensed" fo:font-weight="normal" style:font-weight-asian="normal" style:font-weight-complex="normal"/>
    </style:style>
    <style:style style:name="T8" style:family="text">
      <style:text-properties fo:color="#000000" style:font-name="Frutiger Light Condensed" fo:font-weight="normal" style:font-weight-asian="normal" style:font-weight-complex="normal"/>
    </style:style>
    <style:style style:name="T9" style:family="text">
      <style:text-properties fo:color="#ff0000" style:font-name="Frutiger Light Condensed" fo:font-weight="normal" style:font-weight-asian="normal" style:font-weight-complex="normal"/>
    </style:style>
    <style:style style:name="T10" style:family="text">
      <style:text-properties fo:color="#c9211e" style:font-name="Frutiger Light Condense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9211e" style:font-name="Frutiger Light Condensed" fo:font-weight="bold" style:font-weight-asian="bold" style:font-weight-complex="bold"/>
    </style:style>
    <style:style style:name="T14" style:family="text">
      <style:text-properties style:font-name="Frutiger Light Condensed" fo:font-size="10pt" style:font-size-asian="10pt" style:font-size-complex="10pt"/>
    </style:style>
    <style:style style:name="T15" style:family="text">
      <style:text-properties style:text-position="-33% 58%" style:font-name="Frutiger Light Condense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Frutiger Light Condensed"/>
    </style:style>
    <style:style style:name="T18" style:family="text">
      <style:text-properties fo:font-variant="normal" fo:text-transform="none" fo:color="#c9211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2pt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3D sce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ore topics in 3D scene model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imation</text:span></text:p>
              </text:list-item>
              <text:list-item>
                <text:p><text:span text:style-name="T1">Interaction</text:span></text:p>
              </text:list-item>
              <text:list-item>
                <text:p><text:span text:style-name="T1">Complex shape modeling</text:span></text:p>
              </text:list-item>
              <text:list-item>
                <text:p><text:span text:style-name="T1">Complex material modeling</text:span></text:p>
              </text:list-item>
              <text:list-item>
                <text:p><text:span text:style-name="T1">More on lights</text:span></text:p>
              </text:list-item>
              <text:list-item>
                <text:p><text:span text:style-name="T1">More on camer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text-style-name="P7" draw:layer="layout" svg:width="25.199cm" svg:height="12.19cm" svg:x="1.4cm" svg:y="0.628cm" presentation:class="subtitle" presentation:user-transformed="true">
          <draw:text-box>
            <text:p text:style-name="P6"><text:span text:style-name="T1">3D scene: Ani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ing time component</text:span></text:p>
              </text:list-item>
              <text:list-item>
                <text:p><text:span text:style-name="T1">Types:</text:span></text:p>
                <text:list>
                  <text:list-item>
                    <text:p><text:span text:style-name="T1">Environment: phenomena and effects</text:span></text:p>
                  </text:list-item>
                  <text:list-item>
                    <text:p><text:span text:style-name="T1">Character: face and body animation</text:span></text:p>
                  </text:list-item>
                </text:list>
              </text:list-item>
              <text:list-item>
                <text:p><text:span text:style-name="T1">Approaches: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Procedural</text:span></text:p>
                    <text:list>
                      <text:list-item>
                        <text:p><text:span text:style-name="T1">Phenomenological models</text:span></text:p>
                      </text:list-item>
                      <text:list-item>
                        <text:p><text:span text:style-name="T1">Physics si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Animation tool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ticles</text:span></text:p>
              </text:list-item>
              <text:list-item>
                <text:p><text:span text:style-name="T1">Meshs: deformation of vertices</text:span></text:p>
                <text:list>
                  <text:list-item>
                    <text:p><text:span text:style-name="T1">Blending and morphing (RTR 4.4, 4.5)</text:span></text:p>
                  </text:list-item>
                </text:list>
              </text:list-item>
              <text:list-item>
                <text:p><text:span text:style-name="T1">Voxels</text:span></text:p>
              </text:list-item>
              <text:list-item>
                <text:p><text:span text:style-name="T1">Splines</text:span></text:p>
              </text:list-item>
              <text:list-item>
                <text:p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Manu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Rigging and bones</text:span></text:p>
              </text:list-item>
              <text:list-item>
                <text:p text:style-name="P9"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Motion capt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Procedur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hysics:</text:span></text:p>
                <text:list>
                  <text:list-item>
                    <text:p><text:span text:style-name="T1">Fluid simulation</text:span></text:p>
                  </text:list-item>
                  <text:list-item>
                    <text:p><text:span text:style-name="T1">Static body and collision</text:span></text:p>
                  </text:list-item>
                  <text:list-item>
                    <text:p text:style-name="P10"><text:span text:style-name="T2">Rigid body </text:span><text:span text:style-name="T1">and collision</text:span></text:p>
                  </text:list-item>
                  <text:list-item>
                    <text:p><text:span text:style-name="T1">Kinematics and inverse kinematics</text:span></text:p>
                  </text:list-item>
                  <text:list-item>
                    <text:p><text:span text:style-name="T1">Cloth, h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Texture animation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Image applies to surface can be dynamic</text:p>
              </text:list-item>
              <text:list-item>
                <text:p text:style-name="P12">Texture coordinates do not have to be static</text:p>
              </text:list-item>
              <text:list-item>
                <text:p text:style-name="P12">Phyiscal simulations or procedural textures can be stored in array of images</text:p>
                <text:list>
                  <text:list-item>
                    <text:p text:style-name="P12"><text:span text:style-name="T3">Example: VFX using Houdini 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8">3D scene: Inte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Interaction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H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list text:style-name="L2">
              <text:list-item>
                <text:p text:style-name="P14"><text:span text:style-name="T4">3D scene: </text:span>Alternative shape represent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8"><text:span text:style-name="T1">Implicit surface: basic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foundations of 3D scene modeling we have discussed parametric curves and surfaces.</text:span></text:p>
              </text:list-item>
              <text:list-item>
                <text:p><text:span text:style-name="T1">Implicit surfaces form another useful class for modeling and </text:span><text:span text:style-name="T5">shape representation</text:span><text:span text:style-name="T1">.</text:span></text:p>
                <text:list>
                  <text:list-item>
                    <text:p><text:span text:style-name="T1">Often used in </text:span><text:span text:style-name="T5">intersection testing with rays</text:span><text:span text:style-name="T1"> since they are simpler to intersect than parametric surface</text:span></text:p>
                  </text:list-item>
                </text:list>
              </text:list-item>
              <text:list-item>
                <text:p><text:span text:style-name="T5">Implicit function</text:span><text:span text:style-name="T1">: f(x,y,z) = 0</text:span></text:p>
                <text:list>
                  <text:list-item>
                    <text:p><text:span text:style-name="T1">Point (x,y,z) is on implicit surface if the result is zero when point (x,y,z) is inserted into function</text:span></text:p>
                  </text:list-item>
                  <text:list-item>
                    <text:p><text:span text:style-name="T2">Signed distance: negative if (x,y,z) inside or positive if </text:span><text:span text:style-name="T1">(x,y,z) outside will be returned – therefore name </text:span><text:span text:style-name="T5">signed distance functions</text:span><text:span text:style-name="T6"> is used</text:span><text:span text:style-name="T5">.</text:span></text:p>
                  </text:list-item>
                  <text:list-item>
                    <text:p><text:span text:style-name="T6">Normal (essential shading information) can be computed using partial derivatives – the gradient of f. </text:span><text:span text:style-name="T7">&lt;FORMULA&gt;</text:span></text:p>
                    <text:list>
                      <text:list-item>
                        <text:p><text:span text:style-name="T8">In Practice, central difference can be used for approximating gradient </text:span><text:span text:style-name="T9">&lt;FORMUL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&lt;EXAMPLES of SDFs: https://iquilezles.org/articles/distfunctions/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mplicit surface: modeling</text:span></text:p>
          </draw:text-box>
        </draw:frame>
        <draw:frame presentation:style-name="pr7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1"/></text:p>
              </text:list-header>
              <text:list-item>
                <text:p text:style-name="P15"><text:span text:style-name="T11">Constructive solid geometry</text:span><text:span text:style-name="T12"> algorithms (subtraction, addition - union) can be easily done with them</text:span></text:p>
              </text:list-item>
              <text:list-item>
                <text:p text:style-name="P15"><text:span text:style-name="T12">SDFs can be </text:span><text:span text:style-name="T1">easily deformed or blended</text:span></text:p>
                <text:list>
                  <text:list-item>
                    <text:p><text:span text:style-name="T1">This is called blobby modelling → </text:span><text:span text:style-name="T5">metaballs</text:span></text:p>
                  </text:list-item>
                </text:list>
              </text:list-item>
              <text:list-item>
                <text:p><text:span text:style-name="T13">&lt;examples&gt;:</text:span></text:p>
                <text:list>
                  <text:list-item>
                    <text:p><text:span text:style-name="T5"><text:a xlink:href="https://www.playstation.com/de-de/games/dreams/" xlink:type="simple">https://www.playstation.com/de-de/games/dreams/</text:a></text:span></text:p>
                  </text:list-item>
                  <text:list-item>
                    <text:p><text:span text:style-name="T13">Blender metaballs</text:span></text:p>
                  </text:list-item>
                </text:list>
              </text:list-item>
              <text:list-item>
                <text:p text:style-name="P15"><text:span text:style-name="T1">Transformations are done using the inverse transform applied to p, e.g., f(p-t)</text:span></text:p>
              </text:list-item>
              <text:list-item>
                <text:p text:style-name="P15"><text:span text:style-name="T1">Repeating object can be done using r=mod(p,c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Implicit surface: rendering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15"><text:span text:style-name="T1">For visualization, ray-marching is often used.</text:span></text:p>
                <text:list>
                  <text:list-item>
                    <text:p><text:span text:style-name="T1">This method also enables calculating shadows, reflections, AO and other effects.</text:span></text:p>
                  </text:list-item>
                  <text:list-item>
                    <text:p><text:span text:style-name="T10">&lt;example: raymarch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mplicit surface: render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other approach is to turn the SDF into surface consisting of triangles.</text:span></text:p>
              </text:list-item>
              <text:list-item>
                <text:p><text:span text:style-name="T1">Famous algorithm for this is </text:span><text:span text:style-name="T5">marching cubes algorithm*</text:span></text:p>
              </text:list-item>
            </text:list>
          </draw:text-box>
        </draw:frame>
        <draw:frame draw:style-name="gr2" draw:text-style-name="P17" draw:layer="layout" svg:width="26.67cm" svg:height="0.687cm" svg:x="0.762cm" svg:y="13.97cm">
          <draw:text-box>
            <text:p><text:span text:style-name="T14">* Different polygonizational algorithms and GPU methods are presented for real-time render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sosurface: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dl.acm.org/doi/10.1145/3023368.3023377" xlink:type="simple">https://dl.acm.org/doi/10.1145/3023368.3023377</text:a></text:span></text:p>
              </text:list-item>
              <text:list-item>
                <text:p><text:span text:style-name="T5"><text:a xlink:href="https://store.steampowered.com/app/661920/Claybook/" xlink:type="simple">https://store.steampowered.com/app/661920/Claybook/</text:a></text:span></text:p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 and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sed to make </text:span><text:span text:style-name="T5">smooth</text:span><text:span text:style-name="T1"> curves and surfaces</text:span></text:p>
              </text:list-item>
              <text:list-item>
                <text:p><text:span text:style-name="T1">Gap between discrete surface (triangle meshes) and continuous surfaces (e.g., Bezier patches)</text:span></text:p>
                <text:list>
                  <text:list-item>
                    <text:p><text:span text:style-name="T1">Useful for dynamic level of detail</text:span></text:p>
                  </text:list-item>
                </text:list>
              </text:list-item>
            </text:list>
            <text:p><text:span text:style-name="T10">&lt;example: mesh surface, parametric surface, subdivision surface&gt;</text:span></text:p>
            <text:p><text:span text:style-name="T10">&lt;example:level of detai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: intui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ner cutting algorithm explains subdivision curves well.</text:span></text:p>
                <text:list>
                  <text:list-item>
                    <text:p><text:span text:style-name="T1">Initial polygon P</text:span><text:span text:style-name="T15">0</text:span><text:span text:style-name="T1"> is given which specifies control polygon: vertices are control points</text:span></text:p>
                  </text:list-item>
                  <text:list-item>
                    <text:p><text:span text:style-name="T1">Corners of given polygon are cut and this is repeated until </text:span><text:span text:style-name="T5">sharp corners are removed</text:span><text:span text:style-name="T1"> P</text:span><text:span text:style-name="T15">0</text:span><text:span text:style-name="T1"> → P</text:span><text:span text:style-name="T15">1</text:span><text:span text:style-name="T1"> → … → P</text:span><text:span text:style-name="T15">n</text:span></text:p>
                  </text:list-item>
                  <text:list-item>
                    <text:p><text:span text:style-name="T1">Result is called </text:span><text:span text:style-name="T5">limit curve</text:span><text:span text:style-name="T1"> → smooth curve since all corners are cut off</text:span></text:p>
                  </text:list-item>
                  <text:list-item>
                    <text:p><text:span text:style-name="T1">Analogy: low-pass filtering – all sharp corners (high frequency) are removed.</text:span></text:p>
                  </text:list-item>
                  <text:list-item>
                    <text:p><text:span text:style-name="T10">&lt;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bdivision process can be done in many possible ways</text:span></text:p>
              </text:list-item>
              <text:list-item>
                <text:p><text:span text:style-name="T1">Subdivision surface is characterized by subdivision scheme</text:span></text:p>
              </text:list-item>
              <text:list-item>
                <text:p><text:span text:style-name="T10">&lt;example: meshlab subdivision&gt;</text:span><text:span text:style-name="T1"> </text:span><text:span text:style-name="T1"><text:a xlink:href="https://pymeshlab.readthedocs.io/en/0.1.8/filter_list.html#subdivision_surfaces_butterfly_subdivision" xlink:type="simple">https://pymeshlab.readthedocs.io/en/0.1.8/filter_list.html#subdivision_surfaces_butterfly_subdivisio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0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6">Subdivision curves: Chaikin </text:span><text:span text:style-name="T1">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iven initial polygon P0 with n vertices this is simple method to raptly generate smooth curve</text:span></text:p>
              </text:list-item>
              <text:list-item>
                <text:p text:style-name="P18"><text:span text:style-name="T1">Chaikin scheme creates two new vertices between each subsequent pairs of vertices</text:span></text:p>
              </text:list-item>
              <text:list-item>
                <text:p text:style-name="P18"><text:span text:style-name="T1">After each step, original vertices are discarded and new points are reconnected – new points are created ¼ away from original vertices</text:span></text:p>
                <text:list>
                  <text:list-item>
                    <text:p text:style-name="P8"><text:span text:style-name="T10">&lt;image&gt;</text:span></text:p>
                  </text:list-item>
                  <text:list-item>
                    <text:p text:style-name="P8"><text:span text:style-name="T10">&lt;formula&gt;</text:span></text:p>
                  </text:list-item>
                </text:list>
              </text:list-item>
              <text:list-item>
                <text:p text:style-name="P8"><text:span text:style-name="T17">Properties: </text:span></text:p>
                <text:list>
                  <text:list-item>
                    <text:p text:style-name="P8"><text:span text:style-name="T17">This scheme generates quadratic B-spline</text:span></text:p>
                  </text:list-item>
                  <text:list-item>
                    <text:p text:style-name="P8"><text:span text:style-name="T17">Works only for closed polyg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18"><text:span text:style-name="T16">Subdivision curves: schem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wo main subdivision schemes exists:</text:p>
                <text:list>
                  <text:list-item>
                    <text:p>Approximating</text:p>
                  </text:list-item>
                  <text:list-item>
                    <text:p>Interpolating</text:p>
                  </text:list-item>
                </text:list>
              </text:list-item>
              <text:list-item>
                <text:p>Approximating</text:p>
                <text:list>
                  <text:list-item>
                    <text:p>Chaikin scheme</text:p>
                  </text:list-item>
                  <text:list-item>
                    <text:p>Since (original) vertices are discarded or modified, limit curve does not lie on vertices of original polygon</text:p>
                  </text:list-item>
                </text:list>
              </text:list-item>
              <text:list-item>
                <text:p>Interpolating</text:p>
                <text:list>
                  <text:list-item>
                    <text:p>Contains all vertices from previous step: limit curve goes through all points - interpola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6">Subdivision curves: interpolating 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 example: 4 point interpolatory subdivision scheme*</text:span></text:p>
                <text:list>
                  <text:list-item>
                    <text:p><text:span text:style-name="T1">4 nearest points are took for creating a new point</text:span></text:p>
                  </text:list-item>
                  <text:list-item>
                    <text:p><text:span text:style-name="T1">All points from previous step are kept</text:span></text:p>
                  </text:list-item>
                  <text:list-item>
                    <text:p><text:span text:style-name="T1">Tensions parameter: 0 → linear interpolation, &gt; 0 → curves with different continuity parameters</text:span></text:p>
                  </text:list-item>
                  <text:list-item>
                    <text:p><text:span text:style-name="T1">Does not work directly for open polygons.</text:span></text:p>
                  </text:list-item>
                  <text:list-item>
                    <text:p><text:span text:style-name="T10">&lt;formula&gt;</text:span></text:p>
                  </text:list-item>
                  <text:list-item>
                    <text:p><text:span text:style-name="T10">&lt;image&gt;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26.924cm" svg:height="1.038cm" svg:x="0.508cm" svg:y="14.478cm">
          <draw:text-box>
            <text:p><text:span text:style-name="T1">* https://cgvr.cs.uni-bremen.de/papers/c2scheme/c2scheme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8"><text:span text:style-name="T1">Subdivision curves: in practic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s in animation and modeling: </text:span><text:span text:style-name="T1"><text:a xlink:href="http://multires.caltech.edu/pubs/sig00notes.pdf" xlink:type="simple">http://multires.caltech.edu/pubs/sig00notes.pdf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ed concepts on subdivision curves apply to subdivision surfaces</text:span></text:p>
              </text:list-item>
              <text:list-item>
                <text:p><text:span text:style-name="T1">Paradigm for defining smooth, continuous surfaces from meshes with arbitrary topology</text:span></text:p>
                <text:list>
                  <text:list-item>
                    <text:p><text:span text:style-name="T1">Infinite level of detail is provided: arbitrary number of triangles/polygons can be generated</text:span></text:p>
                  </text:list-item>
                  <text:list-item>
                    <text:p><text:span text:style-name="T10">&lt;example&gt;</text:span></text:p>
                  </text:list-item>
                </text:list>
              </text:list-item>
              <text:list-item>
                <text:p><text:span text:style-name="T1">Inspection of continuity is mathematically involved process and thus not straightforward.</text:span></text:p>
              </text:list-item>
              <text:list-item>
                <text:p text:style-name="P15"><text:span text:style-name="T1">Simple and easily implemented rules needed for subdivision. Two phases, that characterize subdivision scheme:</text:span></text:p>
                <text:list>
                  <text:list-item>
                    <text:p><text:span text:style-name="T1">In first, </text:span><text:span text:style-name="T5">refinement phase</text:span><text:span text:style-name="T1">, new vertices are created and reconnected for some or all vertices of </text:span><text:span text:style-name="T5">control mesh</text:span><text:span text:style-name="T1"> (initial mesh). Different refinement methods exist (e.g., how the polygon can be split)</text:span></text:p>
                  </text:list-item>
                  <text:list-item>
                    <text:p><text:span text:style-name="T1">Second, </text:span><text:span text:style-name="T5">smoothing phase</text:span><text:span text:style-name="T1">, computes new positions for some or all vertices in the mesh. Different schemes dictates the continuity of surface and whenever the surface is approximating or interpolating.</text:span></text:p>
                  </text:list-item>
                  <text:list-item>
                    <text:p><text:span text:style-name="T10">&lt;phases examp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Subdivision surfaces: typ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Subdivision schemes can be:</text:p>
                <text:list>
                  <text:list-item>
                    <text:p>Stationary or non-stationary</text:p>
                    <text:list>
                      <text:list-item>
                        <text:p>Stationary – same rules are used in each step</text:p>
                      </text:list-item>
                      <text:list-item>
                        <text:p>Non-stationary – changes steps based on current step</text:p>
                      </text:list-item>
                    </text:list>
                  </text:list-item>
                  <text:list-item>
                    <text:p>Uniform or non-uniform</text:p>
                    <text:list>
                      <text:list-item>
                        <text:p>Uniform – same rules for every vertex or edge</text:p>
                      </text:list-item>
                      <text:list-item>
                        <text:p>Non-uniform – different rules for vertices or edges, e.g., edges that are on boundary of a surface.</text:p>
                      </text:list-item>
                    </text:list>
                  </text:list-item>
                  <text:list-item>
                    <text:p>Triangle or polygon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8"><text:span text:style-name="T1">Subdivision surfaces: </text:span>Loop subdivi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15"><text:span text:style-name="T18">TODO </text:span><text:span text:style-name="T3">RTR BOOK</text:span></text:p>
              </text:list-item>
              <text:list-item>
                <text:p><text:span text:style-name="T3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ubdivision surfaces: Catmull-Clark 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15"><text:span text:style-name="T18">TODO </text:span><text:span text:style-name="T3">RTR BOOK</text:span></text:p>
              </text:list-item>
              <text:list-item>
                <text:p text:style-name="P15"><text:span text:style-name="T3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8">Displacement and subdivi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15"><text:span text:style-name="T18">TODO </text:span><text:span text:style-name="T3">RTR BOOK</text:span></text:p>
              </text:list-item>
              <text:list-item>
                <text:p><text:span text:style-name="T3">Blender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ubdivision surfaces: production</text:span>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Pixar OpenSubdiv</text:span></text:p>
              </text:list-item>
              <text:list-item>
                <text:p><text:span text:style-name="T3">RTR B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2" draw:text-style-name="P4" draw:layer="layout" svg:width="25.199cm" svg:height="3.863cm" svg:x="1.4cm" svg:y="0.011cm" presentation:class="title" presentation:user-transformed="true">
          <draw:text-box>
            <text:p text:style-name="P8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mull-Clark subdivision surfa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Voxel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22" draw:layer="layout" svg:width="25.199cm" svg:height="12.19cm" svg:x="1.4cm" svg:y="0.628cm" presentation:class="subtitle">
          <draw:text-box>
            <text:p text:style-name="P8">3D scene: digital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Digitalization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canning, photogrammertry, measu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8">3D scene: procedural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Procedural modeling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Shape</text:p>
                <text:list>
                  <text:list-item>
                    <text:p>Procedural geometry</text:p>
                  </text:list-item>
                </text:list>
              </text:list-item>
              <text:list-item>
                <text:p>Material</text:p>
              </text:list-item>
              <text:list-item>
                <text:p>Noise</text:p>
              </text:list-item>
              <text:list-item>
                <text:p>Shaders</text:p>
              </text:list-item>
              <text:list-item>
                <text:p>Noding sys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24" draw:layer="layout" svg:width="25.199cm" svg:height="12.19cm" svg:x="1.4cm" svg:y="0.628cm" presentation:class="subtitle">
          <draw:text-box>
            <text:p text:style-name="P8"><text:span text:style-name="T19">3D scene: more on material and textur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Complex material modeling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hysically based scattering functions</text:p>
              </text:list-item>
              <text:list-item>
                <text:p>PBR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Enhancing texture representation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When handling many textures in application there are several enhancements for improving performance available:</text:p>
                <text:list>
                  <text:list-item>
                    <text:p>Texture compression</text:p>
                  </text:list-item>
                  <text:list-item>
                    <text:p>Texture atlases, arrays and bindless tex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Texture atlas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For efficiency reasons, it is good to batch up as much as possible work for GPU and change states as little as possible</text:p>
              </text:list-item>
              <text:list-item>
                <text:p text:style-name="P12">To do so, texture alas can be used: putting several images (subtextures) into single larger image</text:p>
                <text:list>
                  <text:list-item>
                    <text:p text:style-name="P12"><text:span text:style-name="T3">Example</text:span></text:p>
                  </text:list-item>
                </text:list>
              </text:list-item>
              <text:list-item>
                <text:p text:style-name="P12"><text:span text:style-name="T20">Optimization of image texture as well as their mipmaps is imporant for efficient storage and retreval</text:span></text:p>
              </text:list-item>
              <text:list-item>
                <text:p text:style-name="P12"><text:span text:style-name="T20">Problems:</text:span></text:p>
                <text:list>
                  <text:list-item>
                    <text:p><text:span text:style-name="T20">Wrapping/repeating and mirror modes affect the whole texture rather than subtextures</text:span></text:p>
                  </text:list-item>
                  <text:list-item>
                    <text:p><text:span text:style-name="T20">Mipmapping must be done before creating the atlas otherwise colorbleeding might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Texture atlas in production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Ptex</text:p>
                <text:list>
                  <text:list-item>
                    <text:p text:style-name="P12">System wheere each quad in subdivision surface has its own small texture</text:p>
                  </text:list-item>
                  <text:list-item>
                    <text:p text:style-name="P12">This approach doesn’t require unique texture coordinates over mesh and thus no artifacts over seams of disconnected parts of texture atlas are present</text:p>
                  </text:list-item>
                  <text:list-item>
                    <text:p text:style-name="P12">Widely used in animation: for painting texture on 3D models directly</text:p>
                  </text:list-item>
                  <text:list-item>
                    <text:p text:style-name="P12"><text:span text:style-name="T3">&lt;example&gt;</text:span></text:p>
                  </text:list-item>
                </text:list>
              </text:list-item>
              <text:list-item>
                <text:p text:style-name="P12">Many other methods build on this one</text:p>
                <text:list>
                  <text:list-item>
                    <text:p text:style-name="P12">Packed Ptex</text:p>
                  </text:list-item>
                  <text:list-item>
                    <text:p text:style-name="P12">Mesh color textures</text:p>
                  </text:list-item>
                  <text:list-item>
                    <text:p text:style-name="P12">HT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Texture array: API note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Graphics library API function</text:p>
              </text:list-item>
              <text:list-item>
                <text:p text:style-name="P12">Subtextures in array must have same dimensions, format, mipmap heirarchy and MSAA settings</text:p>
              </text:list-item>
              <text:list-item>
                <text:p text:style-name="P12">Avoids problems with mipmapping and repeat modes present in texture atl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8">Bindless texture: API no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ith bindless textures there is no upper limit on the number of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8">Texture compression</text:p>
          </draw:text-box>
        </draw:frame>
        <draw:frame presentation:style-name="pr4" draw:text-style-name="P26" draw:layer="layout" svg:width="25.199cm" svg:height="9.134cm" svg:x="1.4cm" svg:y="3.685cm" presentation:class="outline">
          <draw:text-box>
            <text:list text:style-name="L2">
              <text:list-item>
                <text:p text:style-name="P26"><text:span text:style-name="T3">RTR 6.2.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24" draw:layer="layout" svg:width="25.199cm" svg:height="12.19cm" svg:x="1.4cm" svg:y="0.628cm" presentation:class="subtitle">
          <draw:text-box>
            <text:p text:style-name="P8"><text:span text:style-name="T19">3D scene: ligh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More on light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Environment: sun and sky</text:p>
              </text:list-item>
              <text:list-item>
                <text:p>Area lights and shadow</text:p>
              </text:list-item>
              <text:list-item>
                <text:p>Light distribu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Environment illumination: cube ma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be map is accessed with three-component texture coordinate vector that specifies direction of ray pointing from center or cube to outward.</text:span></text:p>
              </text:list-item>
              <text:list-item>
                <text:p><text:span text:style-name="T1">Environment mapping is done with cube map so that HDRI image is used as faces of the cube.</text:span></text:p>
              </text:list-item>
              <text:list-item>
                <text:p><text:span text:style-name="T1">Camera is always in the center of the cube so that environment doesn’t move as camera moves.</text:span></text:p>
              </text:list-item>
              <text:list-item>
                <text:p><text:span text:style-name="T10">&lt;example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24" draw:layer="layout" svg:width="25.199cm" svg:height="12.19cm" svg:x="1.4cm" svg:y="0.628cm" presentation:class="subtitle">
          <draw:text-box>
            <text:p text:style-name="P8"><text:span text:style-name="T19">3D scene: Came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More on camera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DOF and lenses</text:p>
              </text:list-item>
              <text:list-item>
                <text:p>Camera effects</text:p>
              </text:list-item>
              <text:list-item>
                <text:p>Motion blur</text:p>
              </text:list-item>
              <text:list-item>
                <text:p>expos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2-12-08T08:08:18.746379532</dc:date>
    <meta:editing-duration>PT3H18M24S</meta:editing-duration>
    <meta:editing-cycles>144</meta:editing-cycles>
    <meta:document-statistic meta:object-count="210"/>
  </office:meta>
</office:document-meta>
</file>